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ick Sort</text:p>
      <text:p text:style-name="Standard"/>
      <text:p text:style-name="Standard">Usability – Very easy to use. Only 3 parameters to worry about.</text:p>
      <text:p text:style-name="Standard">Completeness – Not very. Only sorts ints and in one particular order. A more complete version would take comparable objects from a collection.</text:p>
      <text:p text:style-name="Standard">Robustness – If the left and right parameters contain bad data (left being greater than right) the algorithm will not perform correctly. There is no error checking for this case.</text:p>
      <text:p text:style-name="Standard">Efficiency – Very. Minimal instructions to perform job.</text:p>
      <text:p text:style-name="Standard">Scalability – Limited. Only sorts ints. You'd have to reimplement it for other data types and sort orders.</text:p>
      <text:p text:style-name="Standard">Readability – Pretty easy to read. Nothing too esoteric. No clever hacks. Good variable names.</text:p>
      <text:p text:style-name="Standard">Reusability – Sure.</text:p>
      <text:p text:style-name="Standard">Simplicity – Very simple.</text:p>
      <text:p text:style-name="Standard">Maintainability – Really easy to maintain. It's a sort algorithm. It doesn't change.</text:p>
      <text:p text:style-name="Standard">Extensibility – Easy to reimplement for data types. Without too much effort could be converted to use generic data types and compara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0T14:02:03</meta:creation-date>
    <meta:document-statistic meta:table-count="0" meta:image-count="0" meta:object-count="0" meta:page-count="1" meta:paragraph-count="11" meta:word-count="150" meta:character-count="913"/>
    <dc:date>2011-02-10T14:12:50</dc:date>
    <meta:editing-duration>PT10M48S</meta:editing-duration>
    <meta:editing-cycles>1</meta:editing-cycles>
    <meta:generator>LibreOffice/3.3$Linux LibreOffice_project/330m19$Build-6</meta:generator>
  </office:meta>
</office:document-meta>
</file>